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e3754" officeooo:paragraph-rsid="001e3754"/>
    </style:style>
    <style:style style:name="P2" style:family="paragraph" style:parent-style-name="Heading_20_2">
      <style:text-properties officeooo:rsid="001f30e8" officeooo:paragraph-rsid="001f30e8"/>
    </style:style>
    <style:style style:name="P3" style:family="paragraph" style:parent-style-name="Heading_20_2">
      <style:text-properties officeooo:rsid="0020716d" officeooo:paragraph-rsid="0020716d"/>
    </style:style>
    <style:style style:name="P4" style:family="paragraph" style:parent-style-name="Heading_20_3">
      <style:text-properties officeooo:rsid="001e3754" officeooo:paragraph-rsid="001e3754"/>
    </style:style>
    <style:style style:name="P5" style:family="paragraph" style:parent-style-name="Text_20_body">
      <style:text-properties officeooo:paragraph-rsid="001cd0a4"/>
    </style:style>
    <style:style style:name="P6" style:family="paragraph" style:parent-style-name="Text_20_body">
      <style:text-properties officeooo:rsid="001e3754" officeooo:paragraph-rsid="001e3754"/>
    </style:style>
    <style:style style:name="P7" style:family="paragraph" style:parent-style-name="Text_20_body">
      <style:text-properties officeooo:paragraph-rsid="001e3754"/>
    </style:style>
    <style:style style:name="P8" style:family="paragraph" style:parent-style-name="Text_20_body">
      <style:text-properties officeooo:paragraph-rsid="001f30e8"/>
    </style:style>
    <style:style style:name="P9" style:family="paragraph" style:parent-style-name="Text_20_body">
      <style:text-properties officeooo:paragraph-rsid="0020716d"/>
    </style:style>
    <style:style style:name="T1" style:family="text">
      <style:text-properties officeooo:rsid="001cd0a4"/>
    </style:style>
    <style:style style:name="T2" style:family="text">
      <style:text-properties officeooo:rsid="001e3754"/>
    </style:style>
    <style:style style:name="T3" style:family="text">
      <style:text-properties officeooo:rsid="001f30e8"/>
    </style:style>
    <style:style style:name="T4" style:family="text">
      <style:text-properties officeooo:rsid="002071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etwork report:</text:h>
      <text:h text:style-name="Heading_20_3" text:outline-level="3">Part 1:</text:h>
      <text:p text:style-name="P5"><text:tab/><text:span text:style-name="T1">The UDP port reveals that the source IP is from an odd port that should never be used for business, going to port </text:span><text:span text:style-name="T2">53</text:span><text:span text:style-name="T1"> of the organization</text:span><text:span text:style-name="T2">s network</text:span><text:span text:style-name="T1">.</text:span></text:p>
      <text:p text:style-name="P6"/>
      <text:p text:style-name="P5"><text:tab/><text:span text:style-name="T1">This is based on the results of the network analysis, which show that the ICMP echo reply returned the error message: UDP port 53 unreachable length 150.</text:span></text:p>
      <text:p text:style-name="P5"/>
      <text:p text:style-name="P5"><text:tab/><text:span text:style-name="T1">The port in the error message is used for showing the user that the packet going to UDP port 53 is too long, which is a size of the lowest, 150 KB, which the max size for a packet for IPv4 is 75KB.</text:span></text:p>
      <text:p text:style-name="P5"/>
      <text:p text:style-name="P5"><text:tab/><text:span text:style-name="T1">Most likely the issue is that packets are being sent that are too large, and could be the result of a DoS attack considering the short time between packets. It is not a DDoS <text:s/>attack because all of the IP addresses are the same, which indicates it could be from the same machine.</text:span></text:p>
      <text:p text:style-name="P5"/>
      <text:h text:style-name="P4" text:outline-level="3">Part 2:</text:h>
      <text:p text:style-name="P7"><text:tab/><text:span text:style-name="T2">Time indecent occurred: <text:s/>2:24 Pm</text:span></text:p>
      <text:p text:style-name="P6"><text:tab/>There is an issue with a random IP address sending packets to our server in port 53, sending packets that are too big, and causing the network on that port to be down, the source IP is unreconcilable with the port number of 52444. Could a fix be provided quick so networks can be running again.</text:p>
      <text:p text:style-name="P6"/>
      <text:p text:style-name="P6"><text:tab/>Some actions that should be taken, is blocking port 52444, or even <text:s/>blocking every port only allowing the ports that we use, and do not allow packets with the size above 75KB entering our network.</text:p>
      <text:p text:style-name="P7"><text:tab/></text:p>
      <text:p text:style-name="P7"><text:tab/><text:span text:style-name="T2">Some key findings I have found are that the packet sizes are too big that are sending to the network, and there are random source ports that should not be used.</text:span></text:p>
      <text:p text:style-name="P7"/>
      <text:p text:style-name="P7"><text:tab/><text:span text:style-name="T2">Most likely cause of indecent, would be a DoS attack, because the IP source IP’s never change, and the source IP does not look like it is from our network.</text:span></text:p>
      <text:p text:style-name="P7"/>
      <text:h text:style-name="P1" text:outline-level="1"><text:soft-page-break/>Indecent report:</text:h>
      <text:h text:style-name="Heading_20_3" text:outline-level="3"><text:tab/><text:span text:style-name="T2">Part 1:</text:span></text:h>
      <text:p text:style-name="Text_20_body"><text:tab/><text:tab/><text:span text:style-name="T2">The network protocol analyzer shows that UDP port 53 is unreachable, when attempting to access <text:s/>“yummyrecipiesforme.com.” Which UDP port 53 is used for both TCP and UDP communication. </text:span><text:span text:style-name="T3">Which can indicate and error with the transport layer in the TCP/IP model, <text:s/>and which the packet size is above 75KB, this may be the network trying to read the port, and not knowing what to do with it due to its large size.</text:span></text:p>
      <text:p text:style-name="Text_20_body"/>
      <text:h text:style-name="Heading_20_3" text:outline-level="3"><text:tab/><text:span text:style-name="T3">Part 2:</text:span></text:h>
      <text:p text:style-name="Text_20_body"><text:tab/><text:tab/><text:span text:style-name="T3">The indecent first occurred around 2:24 in the afternoon, I ran TCP to see to see network issues,, which revealed <text:s/>that UDP port 53 was unreachable, which was too big for the maximum IPv4 size. The root cause of the issue is still being found so UDP port 53 can be restored back to normal, some of our steps may include, blocking any ports that we do not use, and blocking packets that have a file size too big for communaication above 75KB. The firewall should be configured this way, which a stateless firewall with this set of rules should fix the issue. I suspect someone may be attempting a DoS attack because the source IP’s are the same, and it is contentiously sending information too big for our network to handle.</text:span></text:p>
      <text:p text:style-name="Text_20_body"/>
      <text:h text:style-name="P2" text:outline-level="2">TCP summary:</text:h>
      <text:p text:style-name="P8"><text:tab/><text:span text:style-name="T3">Time: 2:2</text:span><text:span text:style-name="T4">4 </text:span><text:span text:style-name="T3">PM – </text:span><text:span text:style-name="T4">2:29 PM</text:span><text:span text:style-name="T3">, destination up, unknown to us, and a random port of 52444, Attempting to access website yummyrecipiesforme.com, contains an error flag associated to the DNS record. Attempted to send to our network to port 53. Port 53 is unreachable, and has a packet size of 254 KB. <text:s/>This goes on again and again every two minutes, with packet sizes changing, 320KB, 150KK, ect…</text:span></text:p>
      <text:p text:style-name="P8"/>
      <text:h text:style-name="P3" text:outline-level="2">Explained analysis for solution: </text:h>
      <text:p text:style-name="P9"><text:tab/><text:span text:style-name="T4">The problem was furst found at 2:28 Pm, I could not use the network, so I used TCP on my terminal. And found a random IP address was trying to send packets with a random port number, to our network, to UPD port 53. The network still seems to be down, but I have found that this IP address is trying to send packets above 75KB IPv4, which is making UDP port 53 unreachable, for troubleshooting this issue, we could block the senders port number or IP in the firewall, and find a way to limit packet sizes that are too big for our network.</text:span></text:p>
      <text:p text:style-name="P9"><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5T07:53:48.109683765</meta:creation-date>
    <dc:date>2024-10-25T08:34:04.719111270</dc:date>
    <meta:editing-duration>PT5M13S</meta:editing-duration>
    <meta:editing-cycles>1</meta:editing-cycles>
    <meta:document-statistic meta:table-count="0" meta:image-count="0" meta:object-count="0" meta:page-count="2" meta:paragraph-count="23" meta:word-count="702" meta:character-count="3788" meta:non-whitespace-character-count="3079"/>
    <meta:generator>LibreOffice/24.2.6.2$Linux_X86_64 LibreOffice_project/420$Build-2</meta:generator>
  </office:meta>
</office:document-meta>
</file>